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097" officeooo:paragraph-rsid="0010f097"/>
    </style:style>
    <style:style style:name="P2" style:family="paragraph" style:parent-style-name="Standard">
      <style:text-properties officeooo:rsid="00115177" officeooo:paragraph-rsid="00115177"/>
    </style:style>
    <style:style style:name="T1" style:family="text">
      <style:text-properties officeooo:rsid="00115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<text:s/>BLANK <text:s/>there <text:span text:style-name="T1">is</text:span> <text:s/>BLANK <text:s/>such that <text:s/>BLANK</text:p>
      <text:p text:style-name="P1"><text:tab/>For (Ex) there <text:span text:style-name="T1">is</text:span> (Ay) such that P(x,y)</text:p>
      <text:p text:style-name="P2"><text:tab/><text:tab/>For every X, all Y satisfy P(x,y)</text:p>
      <text:p text:style-name="P1"/>
      <text:p text:style-name="P2">A means For All</text:p>
      <text:p text:style-name="P2">E means There Exists</text:p>
      <text:p text:style-name="P2"/>
      <text:p text:style-name="P2">proposition is false if</text:p>
      <text:p text:style-name="P2"><text:tab/>- antecedent is true</text:p>
      <text:p text:style-name="P2"><text:tab/>- and consequence is 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4:05:45.469823952</meta:creation-date>
    <dc:date>2024-01-26T14:38:35.734746828</dc:date>
    <meta:editing-duration>PT22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4" meta:character-count="226" meta:non-whitespace-character-count="180"/>
  </office:meta>
</office:document-meta>
</file>